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4D3500002C3D3959E075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GRUB BOOTLOADER</text:p>
      <text:p text:style-name="P1">Boot2root writeups</text:p>
      <text:p text:style-name="P1"/>
      <text:p text:style-name="P1"/>
      <text:p text:style-name="P2">Ce writeup va être plutôt court. Il nous est demandé d'obtenir une shell <text:span text:style-name="T1">root</text:span> sur une machine virtuelle qu'on fait nous-même démarrer.</text:p>
      <text:p text:style-name="P2"/>
      <text:p text:style-name="P2">Or, puisque nous sommes les personnes qui effectuons l'action de <text:span text:style-name="T1">boot</text:span> la machine, on peut tout à fait, lors de son initialisation, la <text:span text:style-name="T1">faire entrer en mode grub</text:span>. Pour cela, on voit qu'il faut apparemment maintenir la touche <text:span text:style-name="T1">Shift</text:span> enfoncée lors du démarrage de la machine virtuelle :</text:p>
      <text:p text:style-name="P2"><text:a xlink:type="simple" xlink:href="https://askubuntu.com/questions/314754/how-to-get-the-grub-using-virtualbox" text:style-name="Internet_20_link" text:visited-style-name="Visited_20_Internet_20_Link">https://askubuntu.com/questions/314754/how-to-get-the-grub-using-virtualbox</text:a> </text:p>
      <text:p text:style-name="P2"/>
      <text:p text:style-name="P2">Le menu grub nous indique une simple prompt <text:span text:style-name="T1">boot: </text:span>nous demandant de sélectionner une image kernel (les images kernel se situent dans <text:span text:style-name="T1">/boot/</text:span>). Sélectionner l'image kernel <text:span text:style-name="T1">live</text:span> nous permet de boot normalement la machine (on lui a donné un <text:span text:style-name="T1">iso</text:span> "live" à partir duquel boot).</text:p>
      <text:p text:style-name="P2"/>
      <text:p text:style-name="P2">Ce qui est intéressant, c'est que si on entre cette commande dans le bootloader grub, on peut <text:span text:style-name="T1">remplacer le process init par /bin/sh</text:span> :</text:p>
      <text:p text:style-name="P2"/>
      <text:p text:style-name="P4">init=/bin/sh</text:p>
      <text:p text:style-name="P2"/>
      <text:p text:style-name="P2">Plus de détails ici :</text:p>
      <text:p text:style-name="P2"><text:a xlink:type="simple" xlink:href="https://unix.stackexchange.com/questions/34462/why-does-linux-allow-init-bin-bash" text:style-name="Internet_20_link" text:visited-style-name="Visited_20_Internet_20_Link">https://unix.stackexchange.com/questions/34462/why-does-linux-allow-init-bin-bash</text:a><text:span text:style-name="T1"> </text:span></text:p>
      <text:p text:style-name="P2"/>
      <text:p text:style-name="P3"><text:span text:style-name="T2">Une telle manipulation nous fournit une shell en tant que </text:span><text:span text:style-name="T1">root</text:span><text:span text:style-name="T2"> : "</text:span><text:span text:style-name="T3">You're telling the Linux kernel to run /bin/bash as init, rather than the system init</text:span>" (le kernel étant root).<text:span text:style-name="T2"> </text:span></text:p>
      <text:p text:style-name="P2"/>
      <text:p text:style-name="P2"><draw:frame draw:style-name="fr1" draw:name="images1" text:anchor-type="paragraph" svg:width="16.999cm" svg:height="9.738cm" draw:z-index="0"><draw:image xlink:href="Pictures/2000000700004D3500002C3D3959E075.svm" xlink:type="simple" xlink:show="embed" xlink:actuate="onLoad"/></draw:frame></text:p>
      <text:p text:style-name="P3"><text:span text:style-name="T2">Bien sûr, les autres services ne fonctionnent pas lorsqu'on boot la machine de cette façon, mais on a quand même accès au </text:span><text:span text:style-name="T1">filesystem</text:span><text:span text:style-name="T2">.</text:span></text:p>
      <text:p text:style-name="P2"/>
      <text:p text:style-name="P2">Ce qui équivaut bien à une <text:span text:style-name="T1">shell roo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M20S</meta:editing-duration>
    <meta:editing-cycles>4</meta:editing-cycles>
    <meta:generator>OpenOffice/4.1.5$Win32 OpenOffice.org_project/415m1$Build-9789</meta:generator>
    <dc:date>2022-01-07T12:43:34.44</dc:date>
    <meta:document-statistic meta:table-count="0" meta:image-count="1" meta:object-count="0" meta:page-count="1" meta:paragraph-count="13" meta:word-count="213" meta:character-count="1390"/>
    <meta:user-defined meta:name="Info 1"/>
    <meta:user-defined meta:name="Info 2"/>
    <meta:user-defined meta:name="Info 3"/>
    <meta:user-defined meta:name="Info 4"/>
  </office:meta>
</office:document-meta>
</file>